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87.19pt"/>
    </style:style>
    <style:style style:name="co14" style:family="table-column">
      <style:table-column-properties fo:break-before="auto" style:column-width="77.95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91.05pt"/>
    </style:style>
    <style:style style:name="co17" style:family="table-column">
      <style:table-column-properties fo:break-before="auto" style:column-width="98.7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72.54pt"/>
    </style:style>
    <style:style style:name="co21" style:family="table-column">
      <style:table-column-properties fo:break-before="auto" style:column-width="71.74pt"/>
    </style:style>
    <style:style style:name="co22" style:family="table-column">
      <style:table-column-properties fo:break-before="auto" style:column-width="73.3pt"/>
    </style:style>
    <style:style style:name="co23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31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24pt solid #ffffff" fo:background-color="#003366" fo:border-left="none" fo:border-right="0.06pt solid #ffffff" fo:border-top="none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ffffff" fo:background-color="#99ccff" style:text-align-source="fix" style:repeat-content="false" fo:border-left="none" fo:border-right="0.06pt solid #ffffff" fo:border-top="0.06pt solid #ffffff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24pt solid #ffffff" fo:background-color="#003366" fo:border-left="0.06pt solid #ffffff" fo:border-right="0.06pt solid #ffffff" fo:border-top="none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order-bottom="2.24pt solid #ffffff" fo:background-color="#333399" fo:wrap-option="wrap" fo:border-left="none" fo:border-right="0.06pt solid #ffffff" fo:border-top="none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ffffff" fo:background-color="#ccccff" fo:border-left="none" fo:border-right="0.06pt solid #ffffff" fo:border-top="0.06pt solid #ffffff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24pt solid #ffffff" fo:background-color="transparent" fo:border-left="0.06pt solid #ffffff" fo:border-right="0.06pt solid #ffffff" fo:border-top="none"/>
      <style:text-properties fo:color="#ffffff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24pt solid #ffffff" fo:background-color="#333399" fo:wrap-option="wrap" fo:border-left="0.06pt solid #ffffff" fo:border-right="0.06pt solid #ffffff" fo:border-top="none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ffffff" fo:background-color="#cccc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ffffff" fo:background-color="#cccc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ffffff" fo:background-color="#ccccff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ffffff" fo:background-color="#ccccff" style:text-align-source="fix" style:repeat-content="false" fo:border-left="0.06pt solid #ffffff" fo:border-right="0.06pt solid #ffffff" fo:border-top="0.06pt solid #ffffff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24pt solid #ffffff" fo:background-color="#993300" fo:wrap-option="wrap" fo:border-left="0.06pt solid #ffffff" fo:border-right="0.06pt solid #ffffff" fo:border-top="none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24pt solid #ffffff" fo:background-color="transparent" fo:border-left="0.06pt solid #ffffff" fo:border-right="none" fo:border-top="none"/>
      <style:text-properties fo:color="#ffffff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24pt solid #ffffff" fo:background-color="#993300" fo:wrap-option="wrap" fo:border-left="0.06pt solid #ffffff" fo:border-right="none" fo:border-top="none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Datos Emplead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RUC del Empleador</text:p>
          </table:table-cell>
          <table:table-cell table:style-name="ce3" office:value-type="string" calcext:value-type="string">
            <text:p>Período Fiscal</text:p>
          </table:table-cell>
          <table:table-cell table:style-name="ce4" table:number-columns-repeated="1022"/>
        </table:table-row>
        <table:table-row table:style-name="ro2">
          <table:table-cell table:style-name="ce2" office:value-type="string" calcext:value-type="string">
            <text:p>$ruc_empresa</text:p>
          </table:table-cell>
          <table:table-cell table:style-name="ce2" office:value-type="string" calcext:value-type="string">
            <text:p>${o.ejercicio_fiscal}</text:p>
          </table:table-cell>
          <table:table-cell table:style-name="ce4" table:number-columns-repeated="1022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</table:table>
      <table:table table:name="Retenciones Trabajador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3" table:number-columns-repeated="986" table:default-cell-style-name="Default"/>
        <table:table-row table:style-name="ro3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style-name="ce7" table:number-columns-repeated="36"/>
          <table:table-cell table:style-name="ce14"/>
          <table:table-cell table:style-name="ce16" table:number-columns-repeated="986"/>
        </table:table-row>
        <table:table-row table:style-name="ro4">
          <table:table-cell table:style-name="ce5" office:value-type="string" calcext:value-type="string">
            <text:p>Tipo de identificación del trabajador</text:p>
          </table:table-cell>
          <table:table-cell table:style-name="ce8" office:value-type="string" calcext:value-type="string">
            <text:p>Número de identificación del trabajador</text:p>
          </table:table-cell>
          <table:table-cell table:style-name="ce8" office:value-type="string" calcext:value-type="string">
            <text:p>Apellidos del trabajador</text:p>
          </table:table-cell>
          <table:table-cell table:style-name="ce8" office:value-type="string" calcext:value-type="string">
            <text:p>Nombres del trabajador</text:p>
          </table:table-cell>
          <table:table-cell table:style-name="ce8" office:value-type="string" calcext:value-type="string">
            <text:p>Código del establecimiento</text:p>
          </table:table-cell>
          <table:table-cell table:style-name="ce8" office:value-type="string" calcext:value-type="string">
            <text:p>Tipo de residencia</text:p>
          </table:table-cell>
          <table:table-cell table:style-name="ce8" office:value-type="string" calcext:value-type="string">
            <text:p>País de residencia</text:p>
          </table:table-cell>
          <table:table-cell table:style-name="ce8" office:value-type="string" calcext:value-type="string">
            <text:p>Aplica convenio para evitar doble imposición?</text:p>
          </table:table-cell>
          <table:table-cell table:style-name="ce8" office:value-type="string" calcext:value-type="string">
            <text:p>Condición del trabajador respecto a discapacidades</text:p>
          </table:table-cell>
          <table:table-cell table:style-name="ce8" office:value-type="string" calcext:value-type="string">
            <text:p>Porcentaje de discapacidad</text:p>
          </table:table-cell>
          <table:table-cell table:style-name="ce8" office:value-type="string" calcext:value-type="string">
            <text:p>Tipo de identificación de la persona con discapacidad a quien sustituye o representa</text:p>
          </table:table-cell>
          <table:table-cell table:style-name="ce8" office:value-type="string" calcext:value-type="string">
            <text:p>Número de identificación de la persona con discapacidad a quien sustituye o representa</text:p>
          </table:table-cell>
          <table:table-cell table:style-name="ce13" office:value-type="string" calcext:value-type="string">
            <text:p>Sueldos y salarios</text:p>
          </table:table-cell>
          <table:table-cell table:style-name="ce13" office:value-type="string" calcext:value-type="string">
            <text:p>Sobresueldos, comisiones, bonos y otros ingresos gravados</text:p>
          </table:table-cell>
          <table:table-cell table:style-name="ce13" office:value-type="string" calcext:value-type="string">
            <text:p>Participación de utilidades</text:p>
          </table:table-cell>
          <table:table-cell table:style-name="ce13" office:value-type="string" calcext:value-type="string">
            <text:p>Ingresos gravados generados con otros empleadores</text:p>
          </table:table-cell>
          <table:table-cell table:style-name="ce13" office:value-type="string" calcext:value-type="string">
            <text:p>Impuesto a la Renta asumido por este empleador</text:p>
          </table:table-cell>
          <table:table-cell table:style-name="ce13" office:value-type="string" calcext:value-type="string">
            <text:p>Décimo tercer sueldo</text:p>
          </table:table-cell>
          <table:table-cell table:style-name="ce13" office:value-type="string" calcext:value-type="string">
            <text:p>Décimo cuarto sueldo</text:p>
          </table:table-cell>
          <table:table-cell table:style-name="ce13" office:value-type="string" calcext:value-type="string">
            <text:p>Fondo de reserva</text:p>
          </table:table-cell>
          <table:table-cell table:style-name="ce13" office:value-type="string" calcext:value-type="string">
            <text:p>Compensación Económica Salario Digno</text:p>
          </table:table-cell>
          <table:table-cell table:style-name="ce13" office:value-type="string" calcext:value-type="string">
            <text:p>Otros ingresos en relación de dependencia que no constituyen renta gravada</text:p>
          </table:table-cell>
          <table:table-cell table:style-name="ce13" office:value-type="string" calcext:value-type="string">
            <text:p>Ingresos gravados con el empleador</text:p>
          </table:table-cell>
          <table:table-cell table:style-name="ce13" office:value-type="string" calcext:value-type="string">
            <text:p>Tipo sistema salario neto</text:p>
          </table:table-cell>
          <table:table-cell table:style-name="ce13" office:value-type="string" calcext:value-type="string">
            <text:p>Aporte personal al IESS con este empleador</text:p>
          </table:table-cell>
          <table:table-cell table:style-name="ce13" office:value-type="string" calcext:value-type="string">
            <text:p>Aporte personal al IESS con otros empleadores</text:p>
          </table:table-cell>
          <table:table-cell table:style-name="ce13" office:value-type="string" calcext:value-type="string">
            <text:p>Gastos personales por Vivienda</text:p>
          </table:table-cell>
          <table:table-cell table:style-name="ce13" office:value-type="string" calcext:value-type="string">
            <text:p>Gastos personales por Salud</text:p>
          </table:table-cell>
          <table:table-cell table:style-name="ce13" office:value-type="string" calcext:value-type="string">
            <text:p>Gastos personales por Educación</text:p>
          </table:table-cell>
          <table:table-cell table:style-name="ce13" office:value-type="string" calcext:value-type="string">
            <text:p>Gastos personales por Alimentación</text:p>
          </table:table-cell>
          <table:table-cell table:style-name="ce13" office:value-type="string" calcext:value-type="string">
            <text:p>Gastos personales por Vestimenta</text:p>
          </table:table-cell>
          <table:table-cell table:style-name="ce13" office:value-type="string" calcext:value-type="string">
            <text:p>Exoneración por Discapacidad</text:p>
          </table:table-cell>
          <table:table-cell table:style-name="ce13" office:value-type="string" calcext:value-type="string">
            <text:p>Exoneración por Tercera Edad</text:p>
          </table:table-cell>
          <table:table-cell table:style-name="ce13" office:value-type="string" calcext:value-type="string">
            <text:p>Base Imponible Gravada</text:p>
          </table:table-cell>
          <table:table-cell table:style-name="ce13" office:value-type="string" calcext:value-type="string">
            <text:p>Impuesto a la Renta causado</text:p>
          </table:table-cell>
          <table:table-cell table:style-name="ce13" office:value-type="string" calcext:value-type="string">
            <text:p>I. Renta retenido y asumido por otros empleadores</text:p>
          </table:table-cell>
          <table:table-cell table:style-name="ce13" office:value-type="string" calcext:value-type="string">
            <text:p>I. Renta asumido por este empleador</text:p>
          </table:table-cell>
          <table:table-cell table:style-name="ce15" office:value-type="string" calcext:value-type="string">
            <text:p>I. Renta retenido al trabajador</text:p>
          </table:table-cell>
          <table:table-cell table:style-name="ce17" table:number-columns-repeated="986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${line.tipo_documento}</text:p>
          </table:table-cell>
          <table:table-cell table:style-name="ce6" office:value-type="string" calcext:value-type="string">
            <text:p>${line.documento}</text:p>
          </table:table-cell>
          <table:table-cell table:style-name="ce6" office:value-type="string" calcext:value-type="string">
            <text:p>${line.apellidos}</text:p>
          </table:table-cell>
          <table:table-cell table:style-name="ce6" office:value-type="string" calcext:value-type="string">
            <text:p>${line.nombres}</text:p>
          </table:table-cell>
          <table:table-cell table:style-name="ce6" office:value-type="string" calcext:value-type="string">
            <text:p>${line.establecimiento}</text:p>
          </table:table-cell>
          <table:table-cell table:style-name="ce6" office:value-type="string" calcext:value-type="string">
            <text:p>${line.tipo_residencia}</text:p>
          </table:table-cell>
          <table:table-cell table:style-name="ce6" office:value-type="string" calcext:value-type="string">
            <text:p>${line.pais}</text:p>
          </table:table-cell>
          <table:table-cell table:style-name="ce9" office:value-type="string" calcext:value-type="string">
            <text:p>NA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12" office:value-type="float" office:value="999" calcext:value-type="float">
            <text:p>999</text:p>
          </table:table-cell>
          <table:table-cell table:style-name="ce6" office:value-type="string" calcext:value-type="string">
            <text:p>${line.sueldos}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${line.iess}</text:p>
          </table:table-cell>
          <table:table-cell table:style-name="ce6" office:value-type="string" calcext:value-type="string">
            <text:p>${line.impuesto_causado}</text:p>
          </table:table-cell>
          <table:table-cell table:style-name="ce6" office:value-type="string" calcext:value-type="string">
            <text:p>${line.vivienda}</text:p>
          </table:table-cell>
          <table:table-cell table:style-name="ce6" office:value-type="string" calcext:value-type="string">
            <text:p>${line.salud}</text:p>
          </table:table-cell>
          <table:table-cell table:style-name="ce6" office:value-type="string" calcext:value-type="string">
            <text:p>${line.educacion}</text:p>
          </table:table-cell>
          <table:table-cell table:style-name="ce6" office:value-type="string" calcext:value-type="string">
            <text:p>${line.alimentacion}</text:p>
          </table:table-cell>
          <table:table-cell table:style-name="ce11" office:value-type="string" calcext:value-type="string">
            <text:p>${line.vestimenta}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${line.base_gravada}}</text:p>
          </table:table-cell>
          <table:table-cell table:style-name="ce6" office:value-type="string" calcext:value-type="string">
            <text:p>${line.impuesto_causado}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${line.asumido}</text:p>
          </table:table-cell>
          <table:table-cell table:style-name="ce6" office:value-type="string" calcext:value-type="string">
            <text:p>${line.retenido}</text:p>
          </table:table-cell>
          <table:table-cell table:style-name="ce18" table:number-columns-repeated="986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1" table:target-range-address="'Retenciones Trabajadores'.A2:'Retenciones Trabajadores'.AL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07:33:54.59241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1:34:38.046280697</meta:creation-date>
    <meta:generator>LibreOffice/5.1.6.2$Linux_X86_64 LibreOffice_project/10m0$Build-2</meta:generator>
    <dc:date>2018-01-12T17:43:24.397367062</dc:date>
    <meta:editing-duration>PT10H9M15S</meta:editing-duration>
    <meta:editing-cycles>33</meta:editing-cycles>
    <meta:document-statistic meta:table-count="2" meta:cell-count="86" meta:object-count="0"/>
  </office:meta>
</office:document-meta>
</file>